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0580000001F516347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6">
      <style:graphic-properties draw:fill-color="#ffffff" draw:auto-grow-height="true" fo:min-height="13.231cm"/>
    </style:style>
    <style:style style:name="pr3" style:family="presentation" style:parent-style-name="lyt-cool-notes" style:list-style-name="L7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-color="#ffffff" fo:min-height="12.98cm"/>
    </style:style>
    <style:style style:name="pr5" style:family="presentation" style:parent-style-name="lyt-cool-notes">
      <style:graphic-properties draw:fill-color="#ffffff" fo:min-height="11.16cm"/>
    </style:style>
    <style:style style:name="pr6" style:family="presentation" style:parent-style-name="lyt-cool-title">
      <style:graphic-properties draw:fill-color="#ffffff" fo:min-height="3.2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6cm" fo:margin-right="0cm" fo:text-indent="-0.6cm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Release Early, Release Often</text:p>
          </draw:text-box>
        </draw:frame>
        <draw:frame presentation:style-name="pr2" draw:text-style-name="P1" draw:layer="layout" svg:width="23.912cm" svg:height="13.231cm" svg:x="2.058cm" svg:y="5.838cm" presentation:class="subtitle">
          <draw:text-box>
            <text:list text:style-name="L2">
              <text:list-item>
                <text:list>
                  <text:list-item>
                    <text:p text:style-name="P1">COMP8440: FOSS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Lecture 15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3.103cm" svg:height="1.092cm" svg:x="1.399cm" svg:y="19.408cm">
          <draw:image xlink:href="Pictures/10000201000000580000001F516347E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2.169cm" svg:x="3.249cm" svg:y="14.13cm" presentation:class="notes" presentation:user-transformed="true">
            <draw:text-box>
              <text:p text:style-name="P1"><text:s text:c="2"/>- introduce the concept of FOSS</text:p>
              <text:p text:style-name="P1"><text:s text:c="2"/>- give an idea of the scope and scale of FOSS, number of projects,</text:p>
              <text:p text:style-name="P1"><text:s text:c="4"/>number of users, number of developers etc</text:p>
              <text:p text:style-name="P1"><text:s text:c="2"/>- introduce the many facets of FOSS</text:p>
              <text:p text:style-name="P1"><text:s text:c="2"/>- meritocracy</text:p>
              <text:p text:style-name="P1"><text:s text:c="2"/>- very brief information on FOSS history</text:p>
              <text:p text:style-name="P1"><text:s text:c="2"/>- introduce the concept of 'the FOSS community'</text:p>
              <text:p text:style-name="P1"><text:s text:c="2"/>- not a panacea</text:p>
              <text:p text:style-name="P1"/>
              <text:p text:style-name="P1"/>
            </draw:text-box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What have we learned?</text:p>
          </draw:text-box>
        </draw:frame>
        <draw:frame presentation:style-name="pr4" draw:layer="layout" svg:width="23.912cm" svg:height="12.98cm" svg:x="2.058cm" svg:y="5.838cm" presentation:class="outline">
          <draw:text-box>
            <text:list text:style-name="L5">
              <text:list-item>
                <text:p text:style-name="P4">FOSS is big ...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t's a huge FOSS world out ther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With a strong cultur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 wide range of views and motivation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FOSS and you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How can you use FOSS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aybe in your business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r as a contributor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r as a user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Where to from here?</text:p>
          </draw:text-box>
        </draw:frame>
        <draw:frame presentation:style-name="pr4" draw:layer="layout" svg:width="23.912cm" svg:height="12.98cm" svg:x="2.058cm" svg:y="5.838cm" presentation:class="outline">
          <draw:text-box>
            <text:list text:style-name="L5">
              <text:list-item>
                <text:p text:style-name="P4">Participation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The key to understanding FOSS is to participate!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Keep working on projects you enjoy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... but also step back and enjoy the big pictur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Be patient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t takes years to master the FOSS world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... though you should be better prepared now than you were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Community Interaction</text:p>
          </draw:text-box>
        </draw:frame>
        <draw:frame presentation:style-name="pr4" draw:layer="layout" svg:width="23.912cm" svg:height="12.98cm" svg:x="2.058cm" svg:y="5.838cm" presentation:class="outline">
          <draw:text-box>
            <text:list text:style-name="L5">
              <text:list-item>
                <text:p text:style-name="P4">Join a LUG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Linux User Groups are a great way to get involved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ee http://clug.org.au/ for the Canberra LUG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Held right here at DCS!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The PSIG is also very worthwhil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join the CLUG mailing list for detail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Conference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o many conferences, so little time!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For FOSS in Australia, the key one is LCA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See http://linux.org.au/LCA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SDC is also excellen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See http://www.osdc.com.au/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 text:style-name="P1">The Future of FOSS</text:p>
          </draw:text-box>
        </draw:frame>
        <draw:frame presentation:style-name="pr4" draw:layer="layout" svg:width="23.912cm" svg:height="12.98cm" svg:x="2.058cm" svg:y="5.838cm" presentation:class="outline">
          <draw:text-box>
            <text:list text:style-name="L5">
              <text:list-item>
                <text:p text:style-name="P4">FOSS is here to stay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Likely to continue to dominate in embedded and HPC computing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ay gain wide use on the desktop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tarting to be adopted by Microsoft too, in a small wa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Andrew Tridgell</meta:initial-creator>
    <meta:creation-date>2009-03-07T14:24:48</meta:creation-date>
    <dc:creator>Andrew Tridgell</dc:creator>
    <dc:date>2009-04-13T17:19:21</dc:date>
    <meta:editing-cycles>250</meta:editing-cycles>
    <meta:editing-duration>P6DT18H4M33S</meta:editing-duration>
    <meta:user-defined meta:name="Info 1"/>
    <meta:user-defined meta:name="Info 2"/>
    <meta:user-defined meta:name="Info 3"/>
    <meta:user-defined meta:name="Info 4"/>
    <meta:document-statistic meta:object-count="39"/>
  </office:meta>
</office:document-meta>
</file>